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5.782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äng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etz-Code</text:p>
          </table:table-cell>
          <table:table-cell office:value-type="string" calcext:value-type="string">
            <text:p>Netzname</text:p>
          </table:table-cell>
          <table:table-cell office:value-type="string" calcext:value-type="string">
            <text:p>Netzlänge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/Memory/MMDC_A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809 mm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/Memory/MMDC_A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724 mm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/Memory/MMDC_~{RST}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989 mm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/Memory/MMDC_BA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980 mm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/Memory/MMDC_A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96 mm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/Memory/MMDC_A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464 mm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/Memory/MMDC_A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415 mm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/Memory/MMDC_~{CS1}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85 mm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Memory/MMDC_~{WE}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210 mm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/Memory/MMDC_~{CAS}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289 mm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/Memory/MMDC_CKE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105 mm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/Memory/MMDC_A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30 mm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/Memory/MMDC_A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222 mm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Memory/MMDC_BA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37 mm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/Memory/MMDC_A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259 mm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/Memory/MMDC_A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468 mm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/Memory/MMDC_A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532 mm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/Memory/MMDC_A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289 mm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/Memory/MMD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796 mm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/Memory/MMDC_A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219 mm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/Memory/MMDC_A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197 mm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/Memory/MMDC_BA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969 mm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/Memory/MMDC_A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175 mm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/Memory/MMDC_CKE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51 mm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/Memory/MMDC_A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564 mm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/Memory/MMDC_~{RAS}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492 mm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/Memory/MMDC_~{CS0}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44 mm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/Memory/MMDC_CLK_P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71 mm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/Memory/MMDC_CLK_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368 mm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/Memory/MMDC_D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215 mm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/Memory/MMDC_D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627 mm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/Memory/MMDC_D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662 mm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/Memory/MMDC_D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153 mm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/Memory/MMDC_D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22 mm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/Memory/MMDC_D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805 mm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/Memory/MMDC_D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808 mm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/Memory/MMDC_D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125 mm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/Memory/MMDC_D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202 mm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/Memory/MMDC_D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313 mm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/Memory/MMDC_D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887 mm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/Memory/MMDC_D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351 mm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/Memory/MMDC_D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491 mm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/Memory/MMDC_D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820 mm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/Memory/MMDC_D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304 mm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/Memory/MMDC_D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31 mm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/Memory/MMDC_ODT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230 mm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/Memory/MMDC_ODT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030 mm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/Memory/MMDC_SDQS0_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07 mm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/Memory/MMDC_SDQS0_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480 mm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/Memory/MMDC_SDQS1_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410 mm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/Memory/MMDC_SDQS1_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316 mm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/Memory/MMDC_DQM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63 mm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/Memory/MMDC_DQM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260 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2T23:47:04.643000000</dc:date>
    <meta:editing-duration>PT34M4S</meta:editing-duration>
    <meta:editing-cycles>1</meta:editing-cycles>
    <meta:document-statistic meta:table-count="1" meta:cell-count="215" meta:object-count="0"/>
    <meta:generator>LibreOffice/7.4.1.2$Windows_X86_64 LibreOffice_project/3c58a8f3a960df8bc8fd77b461821e42c061c5f0</meta:generator>
  </office:meta>
</office:document-meta>
</file>